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175.9mm" table:align="left"/>
    </style:style>
    <style:style style:name="Table1.A" style:family="table-column">
      <style:table-column-properties style:column-width="25.89mm"/>
    </style:style>
    <style:style style:name="Table1.B" style:family="table-column">
      <style:table-column-properties style:column-width="16.53mm"/>
    </style:style>
    <style:style style:name="Table1.C" style:family="table-column">
      <style:table-column-properties style:column-width="33.85mm"/>
    </style:style>
    <style:style style:name="Table1.D" style:family="table-column">
      <style:table-column-properties style:column-width="29.92mm"/>
    </style:style>
    <style:style style:name="Table1.E" style:family="table-column">
      <style:table-column-properties style:column-width="20.36mm"/>
    </style:style>
    <style:style style:name="Table1.F" style:family="table-column">
      <style:table-column-properties style:column-width="49.35mm"/>
    </style:style>
    <style:style style:name="Table1.A1" style:family="table-cell">
      <style:table-cell-properties style:vertical-align="middle" fo:padding="0.49mm" fo:border="none"/>
    </style:style>
    <style:style style:name="P1" style:family="paragraph" style:parent-style-name="Text_20_body" style:list-style-name="L1"/>
    <style:style style:name="P2" style:family="paragraph" style:parent-style-name="Text_20_body" style:list-style-name="L1">
      <style:paragraph-properties fo:margin-top="0mm" fo:margin-bottom="0mm" style:contextual-spacing="false"/>
    </style:style>
    <style:style style:name="P3" style:family="paragraph" style:parent-style-name="Text_20_body" style:list-style-name="L2"/>
    <style:style style:name="P4" style:family="paragraph" style:parent-style-name="Text_20_body" style:list-style-name="L2">
      <style:paragraph-properties fo:margin-top="0mm" fo:margin-bottom="0mm" style:contextual-spacing="false"/>
    </style:style>
    <style:style style:name="P5" style:family="paragraph" style:parent-style-name="Text_20_body" style:list-style-name="L3"/>
    <style:style style:name="P6" style:family="paragraph" style:parent-style-name="Text_20_body" style:list-style-name="L3">
      <style:paragraph-properties fo:margin-top="0mm" fo:margin-bottom="0mm" style:contextual-spacing="false"/>
    </style:style>
    <style:style style:name="P7" style:family="paragraph" style:parent-style-name="Text_20_body" style:list-style-name="L4"/>
    <style:style style:name="P8" style:family="paragraph" style:parent-style-name="Text_20_body" style:list-style-name="L4">
      <style:paragraph-properties fo:margin-top="0mm" fo:margin-bottom="0mm" style:contextual-spacing="false"/>
    </style:style>
    <style:style style:name="P9" style:family="paragraph" style:parent-style-name="Text_20_body" style:list-style-name="L5"/>
    <style:style style:name="P10" style:family="paragraph" style:parent-style-name="Text_20_body" style:list-style-name="L5">
      <style:paragraph-properties fo:margin-top="0mm" fo:margin-bottom="0mm" style:contextual-spacing="false"/>
    </style:style>
    <style:style style:name="P11" style:family="paragraph" style:parent-style-name="Text_20_body" style:list-style-name="L6"/>
    <style:style style:name="P12" style:family="paragraph" style:parent-style-name="Text_20_body" style:list-style-name="L6">
      <style:paragraph-properties fo:margin-top="0mm" fo:margin-bottom="0mm" style:contextual-spacing="false"/>
    </style:style>
    <style:style style:name="P13" style:family="paragraph" style:parent-style-name="Text_20_body" style:list-style-name="L7"/>
    <style:style style:name="P14" style:family="paragraph" style:parent-style-name="Text_20_body" style:list-style-name="L7">
      <style:paragraph-properties fo:margin-top="0mm" fo:margin-bottom="0mm" style:contextual-spacing="false"/>
    </style:style>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9">
      <style:paragraph-properties fo:margin-top="0mm" fo:margin-bottom="0mm" style:contextual-spacing="false"/>
    </style:style>
    <style:style style:name="P18" style:family="paragraph" style:parent-style-name="Text_20_body" style:list-style-name="L10"/>
    <style:style style:name="P19" style:family="paragraph" style:parent-style-name="Text_20_body" style:list-style-name="L10">
      <style:paragraph-properties fo:margin-top="0mm" fo:margin-bottom="0mm" style:contextual-spacing="false"/>
    </style:style>
    <style:style style:name="P20" style:family="paragraph" style:parent-style-name="Text_20_body" style:list-style-name="L11"/>
    <style:style style:name="P21" style:family="paragraph" style:parent-style-name="Text_20_body" style:list-style-name="L11">
      <style:paragraph-properties fo:margin-top="0mm" fo:margin-bottom="0mm" style:contextual-spacing="false"/>
    </style:style>
    <style:style style:name="P22" style:family="paragraph" style:parent-style-name="Text_20_body" style:list-style-name="L12"/>
    <style:style style:name="P23" style:family="paragraph" style:parent-style-name="Text_20_body" style:list-style-name="L12">
      <style:paragraph-properties fo:margin-top="0mm" fo:margin-bottom="0mm" style:contextual-spacing="false"/>
    </style:style>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4">
      <style:paragraph-properties fo:margin-top="0mm" fo:margin-bottom="0mm" style:contextual-spacing="false"/>
    </style:style>
    <style:style style:name="P27" style:family="paragraph" style:parent-style-name="Text_20_body" style:list-style-name="L15"/>
    <style:style style:name="P28" style:family="paragraph" style:parent-style-name="Text_20_body" style:list-style-name="L15">
      <style:paragraph-properties fo:margin-top="0mm" fo:margin-bottom="0mm" style:contextual-spacing="false"/>
    </style:style>
    <style:style style:name="P29" style:family="paragraph" style:parent-style-name="Text_20_body" style:list-style-name="L16"/>
    <style:style style:name="P30" style:family="paragraph" style:parent-style-name="Text_20_body" style:list-style-name="L16">
      <style:paragraph-properties fo:margin-top="0mm" fo:margin-bottom="0mm" style:contextual-spacing="false"/>
    </style:style>
    <style:style style:name="P31" style:family="paragraph" style:parent-style-name="Text_20_body" style:list-style-name="L17"/>
    <style:style style:name="P32" style:family="paragraph" style:parent-style-name="Text_20_body" style:list-style-name="L17">
      <style:paragraph-properties fo:margin-top="0mm" fo:margin-bottom="0mm" style:contextual-spacing="false"/>
    </style:style>
    <style:style style:name="P33" style:family="paragraph" style:parent-style-name="Text_20_body" style:list-style-name="L18"/>
    <style:style style:name="P34" style:family="paragraph" style:parent-style-name="Text_20_body" style:list-style-name="L18">
      <style:paragraph-properties fo:margin-top="0mm" fo:margin-bottom="0mm" style:contextual-spacing="false"/>
    </style:style>
    <style:style style:name="P35" style:family="paragraph" style:parent-style-name="Text_20_body" style:list-style-name="L19"/>
    <style:style style:name="P36" style:family="paragraph" style:parent-style-name="Text_20_body" style:list-style-name="L19">
      <style:paragraph-properties fo:margin-top="0mm" fo:margin-bottom="0mm" style:contextual-spacing="false"/>
    </style:style>
    <style:style style:name="P37" style:family="paragraph" style:parent-style-name="Text_20_body" style:list-style-name="L20"/>
    <style:style style:name="P38" style:family="paragraph" style:parent-style-name="Text_20_body" style:list-style-name="L20">
      <style:paragraph-properties fo:margin-top="0mm" fo:margin-bottom="0mm" style:contextual-spacing="false"/>
    </style:style>
    <style:style style:name="P39" style:family="paragraph" style:parent-style-name="Text_20_body" style:list-style-name="L21"/>
    <style:style style:name="P40" style:family="paragraph" style:parent-style-name="Text_20_body" style:list-style-name="L21">
      <style:paragraph-properties fo:margin-top="0mm" fo:margin-bottom="0mm" style:contextual-spacing="false"/>
    </style:style>
    <style:style style:name="P41" style:family="paragraph" style:parent-style-name="Text_20_body" style:list-style-name="L22"/>
    <style:style style:name="P42" style:family="paragraph" style:parent-style-name="Text_20_body" style:list-style-name="L22">
      <style:paragraph-properties fo:margin-top="0mm" fo:margin-bottom="0mm" style:contextual-spacing="false"/>
    </style:style>
    <style:style style:name="P43" style:family="paragraph" style:parent-style-name="Text_20_body" style:list-style-name="L23"/>
    <style:style style:name="P44" style:family="paragraph" style:parent-style-name="Text_20_body" style:list-style-name="L23">
      <style:paragraph-properties fo:margin-top="0mm" fo:margin-bottom="0mm" style:contextual-spacing="false"/>
    </style:style>
    <style:style style:name="T1" style:family="text"/>
    <text:list-style style:name="L1">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5">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8">
      <text:list-level-style-number text:level="1" text:style-name="Numbering_20_Symbols" loext:num-list-format="%1%." style:num-suffix="." style:num-format="1">
        <style:list-level-properties text:space-before="7.52mm" text:min-label-width="4.99mm"/>
      </text:list-level-style-number>
      <text:list-level-style-number text:level="2" text:style-name="Numbering_20_Symbols" loext:num-list-format="%2%." style:num-suffix="." style:num-format="1">
        <style:list-level-properties text:space-before="20.02mm" text:min-label-width="4.99mm"/>
      </text:list-level-style-number>
      <text:list-level-style-number text:level="3" text:style-name="Numbering_20_Symbols" loext:num-list-format="%3%." style:num-suffix="." style:num-format="1">
        <style:list-level-properties text:space-before="32.53mm" text:min-label-width="4.99mm"/>
      </text:list-level-style-number>
      <text:list-level-style-number text:level="4" text:style-name="Numbering_20_Symbols" loext:num-list-format="%4%." style:num-suffix="." style:num-format="1">
        <style:list-level-properties text:space-before="45.03mm" text:min-label-width="4.99mm"/>
      </text:list-level-style-number>
      <text:list-level-style-number text:level="5" text:style-name="Numbering_20_Symbols" loext:num-list-format="%5%." style:num-suffix="." style:num-format="1">
        <style:list-level-properties text:space-before="57.54mm" text:min-label-width="4.99mm"/>
      </text:list-level-style-number>
      <text:list-level-style-number text:level="6" text:style-name="Numbering_20_Symbols" loext:num-list-format="%6%." style:num-suffix="." style:num-format="1">
        <style:list-level-properties text:space-before="70.05mm" text:min-label-width="4.99mm"/>
      </text:list-level-style-number>
      <text:list-level-style-number text:level="7" text:style-name="Numbering_20_Symbols" loext:num-list-format="%7%." style:num-suffix="." style:num-format="1">
        <style:list-level-properties text:space-before="82.55mm" text:min-label-width="4.99mm"/>
      </text:list-level-style-number>
      <text:list-level-style-number text:level="8" text:style-name="Numbering_20_Symbols" loext:num-list-format="%8%." style:num-suffix="." style:num-format="1">
        <style:list-level-properties text:space-before="95.06mm" text:min-label-width="4.99mm"/>
      </text:list-level-style-number>
      <text:list-level-style-number text:level="9" text:style-name="Numbering_20_Symbols" loext:num-list-format="%9%." style:num-suffix="." style:num-format="1">
        <style:list-level-properties text:space-before="107.56mm" text:min-label-width="4.99mm"/>
      </text:list-level-style-number>
      <text:list-level-style-number text:level="10" text:style-name="Numbering_20_Symbols" loext:num-list-format="%10%." style:num-suffix="." style:num-format="1">
        <style:list-level-properties text:space-before="120.07mm" text:min-label-width="4.99mm"/>
      </text:list-level-style-number>
    </text:list-style>
    <text:list-style style:name="L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4">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5">
      <text:list-level-style-number text:level="1" text:style-name="Numbering_20_Symbols" loext:num-list-format="%1%." style:num-suffix="." style:num-format="1">
        <style:list-level-properties text:space-before="7.52mm" text:min-label-width="4.99mm"/>
      </text:list-level-style-number>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6">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7">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8">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19">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0">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1">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2">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text:list-style style:name="L23">
      <text:list-level-style-bullet text:level="1" text:style-name="Bullet_20_Symbols" loext:num-list-format="%1%." style:num-suffix="." text:bullet-char="•">
        <style:list-level-properties text:space-before="7.52mm" text:min-label-width="4.99mm"/>
      </text:list-level-style-bullet>
      <text:list-level-style-bullet text:level="2" text:style-name="Bullet_20_Symbols" loext:num-list-format="%2%." style:num-suffix="." text:bullet-char="•">
        <style:list-level-properties text:space-before="20.02mm" text:min-label-width="4.99mm"/>
      </text:list-level-style-bullet>
      <text:list-level-style-bullet text:level="3" text:style-name="Bullet_20_Symbols" loext:num-list-format="%3%." style:num-suffix="." text:bullet-char="•">
        <style:list-level-properties text:space-before="32.53mm" text:min-label-width="4.99mm"/>
      </text:list-level-style-bullet>
      <text:list-level-style-bullet text:level="4" text:style-name="Bullet_20_Symbols" loext:num-list-format="%4%." style:num-suffix="." text:bullet-char="•">
        <style:list-level-properties text:space-before="45.03mm" text:min-label-width="4.99mm"/>
      </text:list-level-style-bullet>
      <text:list-level-style-bullet text:level="5" text:style-name="Bullet_20_Symbols" loext:num-list-format="%5%." style:num-suffix="." text:bullet-char="•">
        <style:list-level-properties text:space-before="57.54mm" text:min-label-width="4.99mm"/>
      </text:list-level-style-bullet>
      <text:list-level-style-bullet text:level="6" text:style-name="Bullet_20_Symbols" loext:num-list-format="%6%." style:num-suffix="." text:bullet-char="•">
        <style:list-level-properties text:space-before="70.05mm" text:min-label-width="4.99mm"/>
      </text:list-level-style-bullet>
      <text:list-level-style-bullet text:level="7" text:style-name="Bullet_20_Symbols" loext:num-list-format="%7%." style:num-suffix="." text:bullet-char="•">
        <style:list-level-properties text:space-before="82.55mm" text:min-label-width="4.99mm"/>
      </text:list-level-style-bullet>
      <text:list-level-style-bullet text:level="8" text:style-name="Bullet_20_Symbols" loext:num-list-format="%8%." style:num-suffix="." text:bullet-char="•">
        <style:list-level-properties text:space-before="95.06mm" text:min-label-width="4.99mm"/>
      </text:list-level-style-bullet>
      <text:list-level-style-bullet text:level="9" text:style-name="Bullet_20_Symbols" loext:num-list-format="%9%." style:num-suffix="." text:bullet-char="•">
        <style:list-level-properties text:space-before="107.56mm" text:min-label-width="4.99mm"/>
      </text:list-level-style-bullet>
      <text:list-level-style-bullet text:level="10" text:style-name="Bullet_20_Symbols" loext:num-list-format="%10%." style:num-suffix="." text:bullet-char="•">
        <style:list-level-properties text:space-before="120.07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able of Contents</text:h>
      <text:list text:style-name="L1">
        <text:list-item>
          <text:p text:style-name="P1"><text:span text:style-name="Strong_20_Emphasis">Introduction</text:span></text:p>
          <text:list>
            <text:list-item>
              <text:p text:style-name="P2">Overview of the Case Study</text:p>
            </text:list-item>
            <text:list-item>
              <text:p text:style-name="P2">Objectives of the Network Simulation</text:p>
            </text:list-item>
            <text:list-item>
              <text:p text:style-name="P2">Scope of the Report</text:p>
            </text:list-item>
          </text:list>
        </text:list-item>
        <text:list-item>
          <text:p text:style-name="P1"><text:span text:style-name="Strong_20_Emphasis">Network Design Requirements</text:span></text:p>
          <text:list>
            <text:list-item>
              <text:p text:style-name="P2">IP Addressing Scheme (192.168.200.0/23)</text:p>
            </text:list-item>
            <text:list-item>
              <text:p text:style-name="P2">Branch and Departmental Allocation</text:p>
              <text:list>
                <text:list-item>
                  <text:p text:style-name="P2">Accounts: 59 Devices</text:p>
                </text:list-item>
                <text:list-item>
                  <text:p text:style-name="P2">Administrator: 69 Devices</text:p>
                </text:list-item>
                <text:list-item>
                  <text:p text:style-name="P2">Marketing: 119 Devices</text:p>
                </text:list-item>
                <text:list-item>
                  <text:p text:style-name="P2">Sales: 249 Devices</text:p>
                </text:list-item>
              </text:list>
            </text:list-item>
          </text:list>
        </text:list-item>
        <text:list-item>
          <text:p text:style-name="P1"><text:span text:style-name="Strong_20_Emphasis">Network Topology</text:span></text:p>
          <text:list>
            <text:list-item>
              <text:p text:style-name="P2">Design Considerations</text:p>
            </text:list-item>
            <text:list-item>
              <text:p text:style-name="P2">Network Layout and Structure (with diagrams)</text:p>
            </text:list-item>
            <text:list-item>
              <text:p text:style-name="P2">Device and Hardware Specifications</text:p>
            </text:list-item>
          </text:list>
        </text:list-item>
        <text:list-item>
          <text:p text:style-name="P1"><text:span text:style-name="Strong_20_Emphasis">Subnetting</text:span></text:p>
          <text:list>
            <text:list-item>
              <text:p text:style-name="P2">IP Address Distribution</text:p>
            </text:list-item>
            <text:list-item>
              <text:p text:style-name="P2">Subnet Mask Calculation for Each Department</text:p>
            </text:list-item>
            <text:list-item>
              <text:p text:style-name="P2">Example Calculations</text:p>
            </text:list-item>
          </text:list>
        </text:list-item>
        <text:list-item>
          <text:p text:style-name="P1"><text:span text:style-name="Strong_20_Emphasis">Configuration of Devices</text:span></text:p>
          <text:list>
            <text:list-item>
              <text:p text:style-name="P2">Router and Switch Configuration</text:p>
            </text:list-item>
            <text:list-item>
              <text:p text:style-name="P2">VLAN Configuration for Department Segmentation</text:p>
            </text:list-item>
            <text:list-item>
              <text:p text:style-name="P2">IP Assignment and DHCP Configuration</text:p>
            </text:list-item>
          </text:list>
        </text:list-item>
        <text:list-item>
          <text:p text:style-name="P1"><text:span text:style-name="Strong_20_Emphasis">Simulation and Implementation</text:span></text:p>
          <text:list>
            <text:list-item>
              <text:p text:style-name="P2">Setup in Cisco Packet Tracer</text:p>
            </text:list-item>
            <text:list-item>
              <text:p text:style-name="P2">Steps for Creating the Network</text:p>
            </text:list-item>
            <text:list-item>
              <text:p text:style-name="P2">Testing Connectivity</text:p>
            </text:list-item>
          </text:list>
        </text:list-item>
        <text:list-item>
          <text:p text:style-name="P1"><text:span text:style-name="Strong_20_Emphasis">Demonstration and Presentation</text:span></text:p>
          <text:list>
            <text:list-item>
              <text:p text:style-name="P2">Explanation of the Working Solution</text:p>
            </text:list-item>
            <text:list-item>
              <text:p text:style-name="P2">Key Features and Functionality Demonstrated</text:p>
            </text:list-item>
          </text:list>
        </text:list-item>
        <text:list-item>
          <text:p text:style-name="P1"><text:span text:style-name="Strong_20_Emphasis">Challenges and Solutions</text:span></text:p>
          <text:list>
            <text:list-item>
              <text:p text:style-name="P2">Issues Faced During Simulation</text:p>
            </text:list-item>
            <text:list-item>
              <text:p text:style-name="P2">Solutions to Identified Problems</text:p>
            </text:list-item>
          </text:list>
        </text:list-item>
        <text:list-item>
          <text:p text:style-name="P1"><text:span text:style-name="Strong_20_Emphasis">Conclusion</text:span></text:p>
          <text:list>
            <text:list-item>
              <text:p text:style-name="P2">Summary of the Solution</text:p>
            </text:list-item>
            <text:list-item>
              <text:p text:style-name="P2">Lessons Learned</text:p>
            </text:list-item>
          </text:list>
        </text:list-item>
        <text:list-item>
          <text:p text:style-name="P1"><text:span text:style-name="Strong_20_Emphasis">References</text:span></text:p>
          <text:list>
            <text:list-item>
              <text:p text:style-name="P2"><text:soft-page-break/>Tools and Software Used</text:p>
            </text:list-item>
            <text:list-item>
              <text:p text:style-name="P1">Sources for Additional Research</text:p>
            </text:list-item>
          </text:list>
        </text:list-item>
      </text:list>
      <text:p text:style-name="Text_20_body"/>
      <text:p text:style-name="Text_20_body">---</text:p>
      <text:h text:style-name="Heading_20_2" text:outline-level="2"><text:span text:style-name="Strong_20_Emphasis">1. Introduction</text:span></text:h>
      <text:h text:style-name="Heading_20_3" text:outline-level="3"><text:span text:style-name="Strong_20_Emphasis">Overview of the Case Study</text:span></text:h>
      <text:p text:style-name="Text_20_body">This report details the design and simulation of a network infrastructure for an organization that consists of three branches, each containing multiple departments: Accounts, Administration, Marketing, and Sales. The IP address block <text:span text:style-name="Strong_20_Emphasis">192.168.200.0/23</text:span> has been assigned, and the organization requires the allocation of IP addresses and network resources to support <text:span text:style-name="Strong_20_Emphasis">496 devices</text:span> across these departments. The case study necessitates the development of a scalable, secure, and efficient network, implemented using <text:span text:style-name="Strong_20_Emphasis">Cisco Packet Tracer</text:span>, to simulate the required topology.</text:p>
      <text:p text:style-name="Text_20_body">The network simulation demonstrates how different departments, ranging in size from <text:span text:style-name="Strong_20_Emphasis">59 to 249 devices</text:span>, will be isolated using <text:span text:style-name="Strong_20_Emphasis">VLANs</text:span> (Virtual Local Area Networks) and interconnected through <text:span text:style-name="Strong_20_Emphasis">routers and switches</text:span> for optimal traffic management. The design is aimed at meeting both the current requirements and allowing for future expansion, ensuring that each branch and department can communicate securely within its own VLAN and across the entire network.</text:p>
      <text:h text:style-name="Heading_20_3" text:outline-level="3"><text:span text:style-name="Strong_20_Emphasis">Objectives of the Network Simulation</text:span></text:h>
      <text:p text:style-name="Text_20_body">The main objective of this network simulation is to provide a detailed design and implementation that addresses the following key goals:</text:p>
      <text:list text:style-name="L2">
        <text:list-item>
          <text:p text:style-name="P4"><text:span text:style-name="Strong_20_Emphasis">Departmental Segmentation</text:span>: Using VLANs to segment network traffic, ensuring that each department operates within its isolated environment.</text:p>
        </text:list-item>
        <text:list-item>
          <text:p text:style-name="P4"><text:span text:style-name="Strong_20_Emphasis">Inter-VLAN Communication</text:span>: Enabling communication between departments and branches through inter-VLAN routing while maintaining security.</text:p>
        </text:list-item>
        <text:list-item>
          <text:p text:style-name="P4"><text:span text:style-name="Strong_20_Emphasis">IP Addressing</text:span>: Efficient distribution of IP addresses based on department size and ensuring there is enough address space for each department within the <text:span text:style-name="Strong_20_Emphasis">192.168.200.0/23</text:span> subnet.</text:p>
        </text:list-item>
        <text:list-item>
          <text:p text:style-name="P4"><text:span text:style-name="Strong_20_Emphasis">Network Scalability</text:span>: Designing the network with scalability in mind, allowing easy expansion of departments or branches without major network overhauls.</text:p>
        </text:list-item>
        <text:list-item>
          <text:p text:style-name="P4"><text:span text:style-name="Strong_20_Emphasis">Simulation and Testing</text:span>: Simulating the network in <text:span text:style-name="Strong_20_Emphasis">Cisco Packet Tracer</text:span>, verifying the correctness of the design through connectivity tests, and addressing potential issues such as VLAN trunking and routing.</text:p>
        </text:list-item>
        <text:list-item>
          <text:p text:style-name="P3"><text:span text:style-name="Strong_20_Emphasis">Documentation and Presentation</text:span>: Producing a detailed report and a presentation to explain the design choices, configurations, and the overall performance of the simulated network.</text:p>
        </text:list-item>
      </text:list>
      <text:h text:style-name="Heading_20_3" text:outline-level="3"><text:span text:style-name="Strong_20_Emphasis">Scope of the Report</text:span></text:h>
      <text:p text:style-name="Text_20_body">This report will cover the complete process of designing and simulating the network architecture for the organization. It will provide a thorough analysis of:</text:p>
      <text:list text:style-name="L3">
        <text:list-item>
          <text:p text:style-name="P6"><text:soft-page-break/><text:span text:style-name="Strong_20_Emphasis">IP Addressing Scheme</text:span>: Subnetting and IP allocation for different departments based on their device counts.</text:p>
        </text:list-item>
        <text:list-item>
          <text:p text:style-name="P6"><text:span text:style-name="Strong_20_Emphasis">Network Topology</text:span>: The physical and logical layout of the network, including the placement of switches, routers, and connections between them.</text:p>
        </text:list-item>
        <text:list-item>
          <text:p text:style-name="P6"><text:span text:style-name="Strong_20_Emphasis">Device Configuration</text:span>: Configuration of routers and switches, including VLAN creation, trunking, and inter-VLAN routing.</text:p>
        </text:list-item>
        <text:list-item>
          <text:p text:style-name="P6"><text:span text:style-name="Strong_20_Emphasis">Testing and Simulation</text:span>: The process of testing the network’s functionality, ensuring that devices in each department can communicate with each other and with other branches.</text:p>
        </text:list-item>
        <text:list-item>
          <text:p text:style-name="P6"><text:span text:style-name="Strong_20_Emphasis">Challenges and Solutions</text:span>: Addressing any technical difficulties encountered during the simulation process, such as VLAN misconfigurations or routing issues, and providing solutions.</text:p>
        </text:list-item>
        <text:list-item>
          <text:p text:style-name="P5"><text:span text:style-name="Strong_20_Emphasis">Conclusion and Lessons Learned</text:span>: A summary of the overall design, simulation results, and lessons learned throughout the project.</text:p>
        </text:list-item>
      </text:list>
      <text:p text:style-name="Text_20_body">---</text:p>
      <text:p text:style-name="Text_20_body"/>
      <text:h text:style-name="Heading_20_2" text:outline-level="2"><text:span text:style-name="Strong_20_Emphasis">2. Network Design Requirements</text:span></text:h>
      <text:h text:style-name="Heading_20_3" text:outline-level="3"><text:span text:style-name="Strong_20_Emphasis">IP Addressing Scheme (192.168.200.0/23)</text:span></text:h>
      <text:p text:style-name="Text_20_body">The organization has been allocated the IP address range <text:span text:style-name="Strong_20_Emphasis">192.168.200.0/23</text:span>, which provides a total of <text:span text:style-name="Strong_20_Emphasis">510 usable IP addresses</text:span>. This address block is large enough to accommodate the current device count across all branches and departments while allowing room for future expansion.</text:p>
      <text:p text:style-name="Text_20_body">The <text:span text:style-name="Strong_20_Emphasis">/23 subnet mask (255.255.254.0)</text:span> provides 512 IP addresses, with the first and last addresses reserved for the network and broadcast addresses, respectively. This leaves <text:span text:style-name="Strong_20_Emphasis">510 usable IP addresses</text:span> for allocation across the four departments: <text:span text:style-name="Strong_20_Emphasis">Accounts, Administrator, Marketing, and Sales</text:span>. The IP address space will be divided efficiently among the departments, with each department receiving a sufficient number of IP addresses to accommodate their current devices, and additional addresses reserved for scalability.</text:p>
      <text:h text:style-name="Heading_20_3" text:outline-level="3"><text:span text:style-name="Strong_20_Emphasis">Branch and Departmental Allocation</text:span></text:h>
      <text:p text:style-name="Text_20_body">The network is segmented into multiple <text:span text:style-name="Strong_20_Emphasis">Virtual Local Area Networks (VLANs)</text:span>, with each department allocated a dedicated VLAN. This ensures network segmentation, security, and improved traffic management. The following allocation has been made based on the device count in each department:</text:p>
      <text:h text:style-name="Heading_20_4" text:outline-level="4"><text:span text:style-name="Strong_20_Emphasis">Accounts: 59 Devices</text:span></text:h>
      <text:list text:style-name="L4">
        <text:list-item>
          <text:p text:style-name="P8"><text:span text:style-name="Strong_20_Emphasis">VLAN 10</text:span> is assigned to the <text:span text:style-name="Strong_20_Emphasis">Accounts Department</text:span>, which consists of <text:span text:style-name="Strong_20_Emphasis">59 devices</text:span>.</text:p>
        </text:list-item>
        <text:list-item>
          <text:p text:style-name="P8">The <text:span text:style-name="Strong_20_Emphasis">subnet</text:span> allocated for this department is <text:span text:style-name="Strong_20_Emphasis">192.168.200.0/25</text:span>, providing <text:span text:style-name="Strong_20_Emphasis">126 usable IP addresses</text:span>. This allows for the required 59 devices while leaving room for future growth.</text:p>
        </text:list-item>
        <text:list-item>
          <text:p text:style-name="P7">The range of IP addresses for this department will be from <text:span text:style-name="Strong_20_Emphasis">192.168.200.1 to 192.168.200.126</text:span>.</text:p>
        </text:list-item>
      </text:list>
      <text:h text:style-name="Heading_20_4" text:outline-level="4"><text:soft-page-break/><text:span text:style-name="Strong_20_Emphasis">Administrator: 69 Devices</text:span></text:h>
      <text:list text:style-name="L5">
        <text:list-item>
          <text:p text:style-name="P10"><text:span text:style-name="Strong_20_Emphasis">VLAN 20</text:span> is assigned to the <text:span text:style-name="Strong_20_Emphasis">Administrator Department</text:span>, which consists of <text:span text:style-name="Strong_20_Emphasis">69 devices</text:span>.</text:p>
        </text:list-item>
        <text:list-item>
          <text:p text:style-name="P10">The <text:span text:style-name="Strong_20_Emphasis">subnet</text:span> allocated for this department is <text:span text:style-name="Strong_20_Emphasis">192.168.200.128/25</text:span>, which also provides <text:span text:style-name="Strong_20_Emphasis">126 usable IP addresses</text:span>.</text:p>
        </text:list-item>
        <text:list-item>
          <text:p text:style-name="P9">The range of IP addresses for this department will be from <text:span text:style-name="Strong_20_Emphasis">192.168.200.129 to 192.168.200.254</text:span>.</text:p>
        </text:list-item>
      </text:list>
      <text:h text:style-name="Heading_20_4" text:outline-level="4"><text:span text:style-name="Strong_20_Emphasis">Marketing: 119 Devices</text:span></text:h>
      <text:list text:style-name="L6">
        <text:list-item>
          <text:p text:style-name="P12"><text:span text:style-name="Strong_20_Emphasis">VLAN 30</text:span> is assigned to the <text:span text:style-name="Strong_20_Emphasis">Marketing Department</text:span>, with a total of <text:span text:style-name="Strong_20_Emphasis">119 devices</text:span>.</text:p>
        </text:list-item>
        <text:list-item>
          <text:p text:style-name="P12">The <text:span text:style-name="Strong_20_Emphasis">subnet</text:span> allocated for this department is <text:span text:style-name="Strong_20_Emphasis">192.168.201.0/25</text:span>, providing <text:span text:style-name="Strong_20_Emphasis">126 usable IP addresses</text:span>, which meets the current requirement of 119 devices and leaves room for minor expansion.</text:p>
        </text:list-item>
        <text:list-item>
          <text:p text:style-name="P11">The IP address range for this department will be from <text:span text:style-name="Strong_20_Emphasis">192.168.201.1 to 192.168.201.126</text:span>.</text:p>
        </text:list-item>
      </text:list>
      <text:h text:style-name="Heading_20_4" text:outline-level="4"><text:span text:style-name="Strong_20_Emphasis">Sales: 249 Devices</text:span></text:h>
      <text:list text:style-name="L7">
        <text:list-item>
          <text:p text:style-name="P14"><text:span text:style-name="Strong_20_Emphasis">VLAN 40</text:span> is assigned to the <text:span text:style-name="Strong_20_Emphasis">Sales Department</text:span>, which consists of <text:span text:style-name="Strong_20_Emphasis">249 devices</text:span>.</text:p>
        </text:list-item>
        <text:list-item>
          <text:p text:style-name="P14">The <text:span text:style-name="Strong_20_Emphasis">subnet</text:span> allocated for this department is <text:span text:style-name="Strong_20_Emphasis">192.168.201.128/24</text:span>, which provides <text:span text:style-name="Strong_20_Emphasis">256 usable IP addresses</text:span>, more than sufficient to accommodate the 249 devices.</text:p>
        </text:list-item>
        <text:list-item>
          <text:p text:style-name="P13">The range of IP addresses for the Sales department will be from <text:span text:style-name="Strong_20_Emphasis">192.168.201.129 to 192.168.202.254</text:span>.</text:p>
        </text:list-item>
      </text:list>
      <text:h text:style-name="Heading_20_3" text:outline-level="3"><text:span text:style-name="Strong_20_Emphasis">Summary of IP Allocation</text:span></text:h>
      <text:p text:style-name="Text_20_body">The table below summarizes the IP allocation for each department, ensuring that each has enough address space to meet current and future need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Table_20_Heading"><text:span text:style-name="Strong_20_Emphasis">Department</text:span></text:p>
            </table:table-cell>
            <table:table-cell table:style-name="Table1.A1" office:value-type="string">
              <text:p text:style-name="Table_20_Heading"><text:span text:style-name="Strong_20_Emphasis">VLAN</text:span></text:p>
            </table:table-cell>
            <table:table-cell table:style-name="Table1.A1" office:value-type="string">
              <text:p text:style-name="Table_20_Heading"><text:span text:style-name="Strong_20_Emphasis">Subnet</text:span></text:p>
            </table:table-cell>
            <table:table-cell table:style-name="Table1.A1" office:value-type="string">
              <text:p text:style-name="Table_20_Heading"><text:span text:style-name="Strong_20_Emphasis">Usable IP Addresses</text:span></text:p>
            </table:table-cell>
            <table:table-cell table:style-name="Table1.A1" office:value-type="string">
              <text:p text:style-name="Table_20_Heading"><text:span text:style-name="Strong_20_Emphasis">Device Count</text:span></text:p>
            </table:table-cell>
            <table:table-cell table:style-name="Table1.A1" office:value-type="string">
              <text:p text:style-name="Table_20_Heading"><text:span text:style-name="Strong_20_Emphasis">IP Address Range</text:span></text:p>
            </table:table-cell>
          </table:table-row>
        </table:table-header-rows>
        <table:table-row>
          <table:table-cell table:style-name="Table1.A1" office:value-type="string">
            <text:p text:style-name="Table_20_Contents">Accounts</text:p>
          </table:table-cell>
          <table:table-cell table:style-name="Table1.A1" office:value-type="string">
            <text:p text:style-name="Table_20_Contents">VLAN 10</text:p>
          </table:table-cell>
          <table:table-cell table:style-name="Table1.A1" office:value-type="string">
            <text:p text:style-name="Table_20_Contents">192.168.200.0/25</text:p>
          </table:table-cell>
          <table:table-cell table:style-name="Table1.A1" office:value-type="string">
            <text:p text:style-name="Table_20_Contents">126</text:p>
          </table:table-cell>
          <table:table-cell table:style-name="Table1.A1" office:value-type="string">
            <text:p text:style-name="Table_20_Contents">59</text:p>
          </table:table-cell>
          <table:table-cell table:style-name="Table1.A1" office:value-type="string">
            <text:p text:style-name="Table_20_Contents">192.168.200.1 - 192.168.200.126</text:p>
          </table:table-cell>
        </table:table-row>
        <table:table-row>
          <table:table-cell table:style-name="Table1.A1" office:value-type="string">
            <text:p text:style-name="Table_20_Contents">Administrator</text:p>
          </table:table-cell>
          <table:table-cell table:style-name="Table1.A1" office:value-type="string">
            <text:p text:style-name="Table_20_Contents">VLAN 20</text:p>
          </table:table-cell>
          <table:table-cell table:style-name="Table1.A1" office:value-type="string">
            <text:p text:style-name="Table_20_Contents">192.168.200.128/25</text:p>
          </table:table-cell>
          <table:table-cell table:style-name="Table1.A1" office:value-type="string">
            <text:p text:style-name="Table_20_Contents">126</text:p>
          </table:table-cell>
          <table:table-cell table:style-name="Table1.A1" office:value-type="string">
            <text:p text:style-name="Table_20_Contents">69</text:p>
          </table:table-cell>
          <table:table-cell table:style-name="Table1.A1" office:value-type="string">
            <text:p text:style-name="Table_20_Contents">192.168.200.129 - 192.168.200.254</text:p>
          </table:table-cell>
        </table:table-row>
        <table:table-row>
          <table:table-cell table:style-name="Table1.A1" office:value-type="string">
            <text:p text:style-name="Table_20_Contents">Marketing</text:p>
          </table:table-cell>
          <table:table-cell table:style-name="Table1.A1" office:value-type="string">
            <text:p text:style-name="Table_20_Contents">VLAN 30</text:p>
          </table:table-cell>
          <table:table-cell table:style-name="Table1.A1" office:value-type="string">
            <text:p text:style-name="Table_20_Contents">192.168.201.0/25</text:p>
          </table:table-cell>
          <table:table-cell table:style-name="Table1.A1" office:value-type="string">
            <text:p text:style-name="Table_20_Contents">126</text:p>
          </table:table-cell>
          <table:table-cell table:style-name="Table1.A1" office:value-type="string">
            <text:p text:style-name="Table_20_Contents">119</text:p>
          </table:table-cell>
          <table:table-cell table:style-name="Table1.A1" office:value-type="string">
            <text:p text:style-name="Table_20_Contents">192.168.201.1 - 192.168.201.126</text:p>
          </table:table-cell>
        </table:table-row>
        <table:table-row>
          <table:table-cell table:style-name="Table1.A1" office:value-type="string">
            <text:p text:style-name="Table_20_Contents">Sales</text:p>
          </table:table-cell>
          <table:table-cell table:style-name="Table1.A1" office:value-type="string">
            <text:p text:style-name="Table_20_Contents">VLAN 40</text:p>
          </table:table-cell>
          <table:table-cell table:style-name="Table1.A1" office:value-type="string">
            <text:p text:style-name="Table_20_Contents">192.168.201.128/24</text:p>
          </table:table-cell>
          <table:table-cell table:style-name="Table1.A1" office:value-type="string">
            <text:p text:style-name="Table_20_Contents">256</text:p>
          </table:table-cell>
          <table:table-cell table:style-name="Table1.A1" office:value-type="string">
            <text:p text:style-name="Table_20_Contents">249</text:p>
          </table:table-cell>
          <table:table-cell table:style-name="Table1.A1" office:value-type="string">
            <text:p text:style-name="Table_20_Contents">192.168.201.129 - 192.168.202.254</text:p>
          </table:table-cell>
        </table:table-row>
      </table:table>
      <text:p text:style-name="Text_20_body">This IP addressing scheme ensures that each department has sufficient IP address space, meets the requirement for segmentation using VLANs, and supports future expansion.</text:p>
      <text:p text:style-name="Text_20_body"/>
      <text:p text:style-name="Text_20_body"/>
      <text:p text:style-name="Text_20_body"/>
      <text:p text:style-name="Text_20_body">---</text:p>
      <text:p text:style-name="Text_20_body"><text:soft-page-break/></text:p>
      <text:h text:style-name="Heading_20_2" text:outline-level="2"><text:span text:style-name="Strong_20_Emphasis">3. Network Topology</text:span></text:h>
      <text:h text:style-name="Heading_20_3" text:outline-level="3"><text:span text:style-name="Strong_20_Emphasis">Design Considerations</text:span></text:h>
      <text:p text:style-name="Text_20_body">The design is based on a <text:span text:style-name="Strong_20_Emphasis">two-tier architecture</text:span>, which combines the functionality of the <text:span text:style-name="Strong_20_Emphasis">core and distribution layers</text:span> into a single layer while maintaining a separate <text:span text:style-name="Strong_20_Emphasis">access layer</text:span>. This approach simplifies the network, reduces complexity, and offers a more cost-effective and efficient design, especially for medium-sized networks. The following considerations were taken into account:</text:p>
      <text:list text:style-name="L8">
        <text:list-item>
          <text:p text:style-name="P15"><text:span text:style-name="Strong_20_Emphasis">Simplification of Architecture</text:span>: The <text:span text:style-name="Strong_20_Emphasis">two-tier architecture</text:span> eliminates the need for a separate distribution layer, making the network more straightforward while still maintaining efficient routing, security, and scalability.</text:p>
        </text:list-item>
        <text:list-item>
          <text:p text:style-name="P15"><text:span text:style-name="Strong_20_Emphasis">Scalability</text:span>: The two-tier model allows for easy expansion by adding more access layer switches and devices as needed. The network can support the current number of devices and can easily be scaled up for future growth.</text:p>
        </text:list-item>
        <text:list-item>
          <text:p text:style-name="P15"><text:span text:style-name="Strong_20_Emphasis">Segmentation and Security</text:span>: Each department is assigned its own <text:span text:style-name="Strong_20_Emphasis">VLAN</text:span>, isolating traffic and ensuring that each department’s network traffic remains secure and manageable.</text:p>
        </text:list-item>
        <text:list-item>
          <text:p text:style-name="P15"><text:span text:style-name="Strong_20_Emphasis">Performance</text:span>: The core layer is responsible for routing between VLANs, while the access layer connects end devices to the network. This separation allows for optimized performance and better traffic management, reducing bottlenecks.</text:p>
        </text:list-item>
        <text:list-item>
          <text:p text:style-name="P15"><text:span text:style-name="Strong_20_Emphasis">Redundancy</text:span>: The core layer ensures redundancy through high-speed links, preventing single points of failure. Trunk links between switches ensure that VLAN traffic can flow between departments without disruption.</text:p>
        </text:list-item>
        <text:list-item>
          <text:p text:style-name="P15"><text:span text:style-name="Strong_20_Emphasis">Cost Efficiency</text:span>: By combining the core and distribution layers into one, the design reduces the number of devices needed, making it more cost-effective without sacrificing performance or scalability.</text:p>
        </text:list-item>
      </text:list>
      <text:p text:style-name="Horizontal_20_Line"/>
      <text:h text:style-name="Heading_20_3" text:outline-level="3"><text:span text:style-name="Strong_20_Emphasis">Network Layout and Structure (with Diagrams)</text:span></text:h>
      <text:p text:style-name="Text_20_body">The network follows a <text:span text:style-name="Strong_20_Emphasis">two-tier architecture</text:span> model, with two layers: the <text:span text:style-name="Strong_20_Emphasis">core layer</text:span> (which combines core and distribution functions) and the <text:span text:style-name="Strong_20_Emphasis">access layer</text:span>. The <text:span text:style-name="Strong_20_Emphasis">core layer switch</text:span> handles inter-VLAN routing, high-speed traffic forwarding, and traffic aggregation from the access layer switches.</text:p>
      <text:h text:style-name="Heading_20_4" text:outline-level="4"><text:span text:style-name="Strong_20_Emphasis">Core Layer</text:span></text:h>
      <text:list text:style-name="L9">
        <text:list-item>
          <text:p text:style-name="P17">The <text:span text:style-name="Strong_20_Emphasis">core layer</text:span> is responsible for high-speed data transfer and inter-VLAN routing across departments. It aggregates traffic from all access layer switches and ensures that traffic is forwarded efficiently across the network.</text:p>
        </text:list-item>
        <text:list-item>
          <text:p text:style-name="P16">The core layer switch also handles inter-department and inter-branch traffic, ensuring that VLANs are properly routed and that policies such as QoS and ACLs are enforced.</text:p>
        </text:list-item>
      </text:list>
      <text:h text:style-name="Heading_20_4" text:outline-level="4"><text:soft-page-break/><text:span text:style-name="Strong_20_Emphasis">Access Layer</text:span></text:h>
      <text:list text:style-name="L10">
        <text:list-item>
          <text:p text:style-name="P19">The <text:span text:style-name="Strong_20_Emphasis">access layer</text:span> connects end devices, such as PCs, printers, and phones, to the network. Each access layer switch is assigned a specific VLAN for each department (Accounts, Administrator, Marketing, and Sales).</text:p>
        </text:list-item>
        <text:list-item>
          <text:p text:style-name="P18">The access switches forward VLAN traffic to the core switch, where inter-VLAN routing is handled. Trunk links are used between the access and core switches to allow multiple VLANs to pass through a single physical connection.</text:p>
        </text:list-item>
      </text:list>
      <text:h text:style-name="Heading_20_4" text:outline-level="4"><text:span text:style-name="Strong_20_Emphasis">Diagram: Two-Tier Network Topology</text:span></text:h>
      <text:p text:style-name="Text_20_body">Below is a visual representation of the network’s <text:span text:style-name="Strong_20_Emphasis">two-tier architecture</text:span>. The diagram illustrates how the core switch handles both routing and aggregation while access switches connect directly to end devices within each department.</text:p>
      <text:p text:style-name="Horizontal_20_Line"/>
      <text:p text:style-name="Text_20_body"><text:span text:style-name="Strong_20_Emphasis">[Insert your updated network diagram here]</text:span></text:p>
      <text:p text:style-name="Horizontal_20_Line"/>
      <text:h text:style-name="Heading_20_3" text:outline-level="3"><text:span text:style-name="Strong_20_Emphasis">Device and Hardware Specifications</text:span></text:h>
      <text:p text:style-name="Text_20_body">To implement this two-tier network design, the following hardware was used:</text:p>
      <text:h text:style-name="Heading_20_4" text:outline-level="4"><text:span text:style-name="Strong_20_Emphasis">Core Layer:</text:span></text:h>
      <text:list text:style-name="L11">
        <text:list-item>
          <text:p text:style-name="P21"><text:span text:style-name="Strong_20_Emphasis">Cisco Catalyst 3650-PS24 (Core Switch)</text:span>:</text:p>
          <text:list>
            <text:list-item>
              <text:p text:style-name="P21"><text:span text:style-name="Strong_20_Emphasis">Purpose</text:span>: Serves as the core switch responsible for routing and traffic aggregation from the access layer.</text:p>
            </text:list-item>
            <text:list-item>
              <text:p text:style-name="P21"><text:span text:style-name="Strong_20_Emphasis">Key Features</text:span>:</text:p>
              <text:list>
                <text:list-item>
                  <text:p text:style-name="P21">24 Gigabit Ethernet ports.</text:p>
                </text:list-item>
                <text:list-item>
                  <text:p text:style-name="P21">Layer 3 routing capabilities (RIP, OSPF, EIGRP).</text:p>
                </text:list-item>
                <text:list-item>
                  <text:p text:style-name="P21">Supports VLAN trunking and redundancy protocols (STP, EtherChannel).</text:p>
                </text:list-item>
                <text:list-item>
                  <text:p text:style-name="P20">Handles inter-VLAN routing for the entire network.</text:p>
                </text:list-item>
              </text:list>
            </text:list-item>
          </text:list>
        </text:list-item>
      </text:list>
      <text:h text:style-name="Heading_20_4" text:outline-level="4"><text:span text:style-name="Strong_20_Emphasis">Access Layer:</text:span></text:h>
      <text:list text:style-name="L12">
        <text:list-item>
          <text:p text:style-name="P23"><text:span text:style-name="Strong_20_Emphasis">Cisco Catalyst 2960-24TT (Access Switches)</text:span>:</text:p>
          <text:list>
            <text:list-item>
              <text:p text:style-name="P23"><text:span text:style-name="Strong_20_Emphasis">Purpose</text:span>: Connects end devices in each department and forwards VLAN traffic to the core switch via trunk links.</text:p>
            </text:list-item>
            <text:list-item>
              <text:p text:style-name="P23"><text:span text:style-name="Strong_20_Emphasis">Key Features</text:span>:</text:p>
              <text:list>
                <text:list-item>
                  <text:p text:style-name="P23">24 Fast Ethernet ports.</text:p>
                </text:list-item>
                <text:list-item>
                  <text:p text:style-name="P23">Layer 2 switching capabilities (VLAN tagging and segmentation).</text:p>
                </text:list-item>
                <text:list-item>
                  <text:p text:style-name="P23">Supports trunk ports for connection to the core switch.</text:p>
                </text:list-item>
                <text:list-item>
                  <text:p text:style-name="P22">Provides port security and basic QoS features for end devices.</text:p>
                </text:list-item>
              </text:list>
            </text:list-item>
          </text:list>
        </text:list-item>
      </text:list>
      <text:h text:style-name="Heading_20_4" text:outline-level="4"><text:soft-page-break/><text:span text:style-name="Strong_20_Emphasis">End Devices:</text:span></text:h>
      <text:list text:style-name="L13">
        <text:list-item>
          <text:p text:style-name="P24"><text:span text:style-name="Strong_20_Emphasis">PCs, Printers, and Phones</text:span>: Each department is equipped with the necessary end devices, connected to the access layer switches. Each device is assigned an IP address from its respective VLAN and subnet.</text:p>
        </text:list-item>
      </text:list>
      <text:p text:style-name="Text_20_body"/>
      <text:p text:style-name="Text_20_body">---</text:p>
      <text:h text:style-name="Heading_20_2" text:outline-level="2"><text:span text:style-name="Strong_20_Emphasis">4. Subnetting</text:span></text:h>
      <text:h text:style-name="Heading_20_3" text:outline-level="3"><text:span text:style-name="Strong_20_Emphasis">IP Address Distribution</text:span></text:h>
      <text:p text:style-name="Text_20_body">The allocated IP address range for the network is <text:span text:style-name="Strong_20_Emphasis">192.168.200.0/23</text:span>, which provides a total of <text:span text:style-name="Strong_20_Emphasis">512 IP addresses</text:span> (510 usable IPs after accounting for the network and broadcast addresses). This range is sufficient to meet the organization's current requirements, as well as allowing room for future expansion.</text:p>
      <text:p text:style-name="Text_20_body">Each department in the organization is allocated its own <text:span text:style-name="Strong_20_Emphasis">VLAN</text:span>, and the IP address space is divided among these VLANs based on the number of devices in each department. The subnetting is designed to ensure efficient use of IP addresses, with room for growth in each department.</text:p>
      <text:h text:style-name="Heading_20_4" text:outline-level="4"><text:span text:style-name="Strong_20_Emphasis">IP Address Distribution by Department</text:span>:</text:h>
      <text:list text:style-name="L14">
        <text:list-item>
          <text:p text:style-name="P25"><text:span text:style-name="Strong_20_Emphasis">Accounts Department</text:span>: 59 devices</text:p>
          <text:list>
            <text:list-item>
              <text:p text:style-name="P26">Allocated IP Range: <text:span text:style-name="Strong_20_Emphasis">192.168.200.0/25</text:span></text:p>
            </text:list-item>
            <text:list-item>
              <text:p text:style-name="P26">Usable IP Addresses: <text:span text:style-name="Strong_20_Emphasis">126</text:span> (from <text:span text:style-name="Strong_20_Emphasis">192.168.200.1</text:span> to <text:span text:style-name="Strong_20_Emphasis">192.168.200.126</text:span>)</text:p>
            </text:list-item>
          </text:list>
        </text:list-item>
        <text:list-item>
          <text:p text:style-name="P25"><text:span text:style-name="Strong_20_Emphasis">Administrator Department</text:span>: 69 devices</text:p>
          <text:list>
            <text:list-item>
              <text:p text:style-name="P26">Allocated IP Range: <text:span text:style-name="Strong_20_Emphasis">192.168.200.128/25</text:span></text:p>
            </text:list-item>
            <text:list-item>
              <text:p text:style-name="P26">Usable IP Addresses: <text:span text:style-name="Strong_20_Emphasis">126</text:span> (from <text:span text:style-name="Strong_20_Emphasis">192.168.200.129</text:span> to <text:span text:style-name="Strong_20_Emphasis">192.168.200.254</text:span>)</text:p>
            </text:list-item>
          </text:list>
        </text:list-item>
        <text:list-item>
          <text:p text:style-name="P25"><text:span text:style-name="Strong_20_Emphasis">Marketing Department</text:span>: 119 devices</text:p>
          <text:list>
            <text:list-item>
              <text:p text:style-name="P26">Allocated IP Range: <text:span text:style-name="Strong_20_Emphasis">192.168.201.0/25</text:span></text:p>
            </text:list-item>
            <text:list-item>
              <text:p text:style-name="P26">Usable IP Addresses: <text:span text:style-name="Strong_20_Emphasis">126</text:span> (from <text:span text:style-name="Strong_20_Emphasis">192.168.201.1</text:span> to <text:span text:style-name="Strong_20_Emphasis">192.168.201.126</text:span>)</text:p>
            </text:list-item>
          </text:list>
        </text:list-item>
        <text:list-item>
          <text:p text:style-name="P25"><text:span text:style-name="Strong_20_Emphasis">Sales Department</text:span>: 249 devices</text:p>
          <text:list>
            <text:list-item>
              <text:p text:style-name="P26">Allocated IP Range: <text:span text:style-name="Strong_20_Emphasis">192.168.201.128/24</text:span></text:p>
            </text:list-item>
            <text:list-item>
              <text:p text:style-name="P25">Usable IP Addresses: <text:span text:style-name="Strong_20_Emphasis">256</text:span> (from <text:span text:style-name="Strong_20_Emphasis">192.168.201.129</text:span> to <text:span text:style-name="Strong_20_Emphasis">192.168.202.254</text:span>)</text:p>
            </text:list-item>
          </text:list>
        </text:list-item>
      </text:list>
      <text:h text:style-name="Heading_20_3" text:outline-level="3"><text:span text:style-name="Strong_20_Emphasis">Subnet Mask Calculation for Each Department</text:span></text:h>
      <text:p text:style-name="Text_20_body">Each department is allocated a different subnet based on the number of devices it supports. The <text:span text:style-name="Strong_20_Emphasis">subnet mask</text:span> is calculated based on the number of required IP addresses for each department.</text:p>
      <text:h text:style-name="Heading_20_4" text:outline-level="4"><text:soft-page-break/><text:span text:style-name="Strong_20_Emphasis">Subnet Mask Calculation Process</text:span></text:h>
      <text:p text:style-name="Text_20_body">The formula for calculating the number of usable IP addresses based on the subnet mask is:  IP Addresses of host bitsUsable IP Addresses=(2number of host bits)−2 (The "-2" accounts for the network and broadcast addresses, which cannot be assigned to devices.)</text:p>
      <text:list text:style-name="L15">
        <text:list-item>
          <text:p text:style-name="P28"><text:span text:style-name="Strong_20_Emphasis">Accounts Department (59 Devices)</text:span>:</text:p>
          <text:list>
            <text:list-item>
              <text:p text:style-name="P28">Required IP addresses: <text:span text:style-name="Strong_20_Emphasis">59</text:span></text:p>
            </text:list-item>
            <text:list-item>
              <text:p text:style-name="P28">We need at least <text:span text:style-name="Strong_20_Emphasis">59 usable IP addresses</text:span>, and the closest subnet that provides this many IPs is <text:span text:style-name="Strong_20_Emphasis">/25</text:span>.</text:p>
            </text:list-item>
            <text:list-item>
              <text:p text:style-name="P28">A <text:span text:style-name="Strong_20_Emphasis">/25</text:span> subnet mask gives <text:span text:style-name="Strong_20_Emphasis">126 usable IP addresses</text:span>.</text:p>
            </text:list-item>
            <text:list-item>
              <text:p text:style-name="P28"><text:span text:style-name="Strong_20_Emphasis">Subnet Mask</text:span>: <text:span text:style-name="Strong_20_Emphasis">255.255.255.128</text:span></text:p>
            </text:list-item>
          </text:list>
        </text:list-item>
        <text:list-item>
          <text:p text:style-name="P28"><text:span text:style-name="Strong_20_Emphasis">Administrator Department (69 Devices)</text:span>:</text:p>
          <text:list>
            <text:list-item>
              <text:p text:style-name="P28">Required IP addresses: <text:span text:style-name="Strong_20_Emphasis">69</text:span></text:p>
            </text:list-item>
            <text:list-item>
              <text:p text:style-name="P28">A <text:span text:style-name="Strong_20_Emphasis">/25</text:span> subnet mask is used, which provides <text:span text:style-name="Strong_20_Emphasis">126 usable IP addresses</text:span>.</text:p>
            </text:list-item>
            <text:list-item>
              <text:p text:style-name="P28"><text:span text:style-name="Strong_20_Emphasis">Subnet Mask</text:span>: <text:span text:style-name="Strong_20_Emphasis">255.255.255.128</text:span></text:p>
            </text:list-item>
          </text:list>
        </text:list-item>
        <text:list-item>
          <text:p text:style-name="P28"><text:span text:style-name="Strong_20_Emphasis">Marketing Department (119 Devices)</text:span>:</text:p>
          <text:list>
            <text:list-item>
              <text:p text:style-name="P28">Required IP addresses: <text:span text:style-name="Strong_20_Emphasis">119</text:span></text:p>
            </text:list-item>
            <text:list-item>
              <text:p text:style-name="P28">A <text:span text:style-name="Strong_20_Emphasis">/25</text:span> subnet mask is used, which provides <text:span text:style-name="Strong_20_Emphasis">126 usable IP addresses</text:span>.</text:p>
            </text:list-item>
            <text:list-item>
              <text:p text:style-name="P28"><text:span text:style-name="Strong_20_Emphasis">Subnet Mask</text:span>: <text:span text:style-name="Strong_20_Emphasis">255.255.255.128</text:span></text:p>
            </text:list-item>
          </text:list>
        </text:list-item>
        <text:list-item>
          <text:p text:style-name="P28"><text:span text:style-name="Strong_20_Emphasis">Sales Department (249 Devices)</text:span>:</text:p>
          <text:list>
            <text:list-item>
              <text:p text:style-name="P28">Required IP addresses: <text:span text:style-name="Strong_20_Emphasis">249</text:span></text:p>
            </text:list-item>
            <text:list-item>
              <text:p text:style-name="P28">A <text:span text:style-name="Strong_20_Emphasis">/24</text:span> subnet mask is needed to provide at least <text:span text:style-name="Strong_20_Emphasis">249 usable IP addresses</text:span>.</text:p>
            </text:list-item>
            <text:list-item>
              <text:p text:style-name="P28">A <text:span text:style-name="Strong_20_Emphasis">/24</text:span> subnet provides <text:span text:style-name="Strong_20_Emphasis">256 usable IP addresses</text:span>.</text:p>
            </text:list-item>
            <text:list-item>
              <text:p text:style-name="P27"><text:span text:style-name="Strong_20_Emphasis">Subnet Mask</text:span>: <text:span text:style-name="Strong_20_Emphasis">255.255.255.0</text:span></text:p>
            </text:list-item>
          </text:list>
        </text:list-item>
      </text:list>
      <text:p text:style-name="Horizontal_20_Line"/>
      <text:h text:style-name="Heading_20_3" text:outline-level="3"><text:span text:style-name="Strong_20_Emphasis">Example Calculations</text:span></text:h>
      <text:p text:style-name="Text_20_body">Here’s a detailed breakdown of how the subnetting was calculated for each department:</text:p>
      <text:h text:style-name="Heading_20_4" text:outline-level="4"><text:span text:style-name="Strong_20_Emphasis">1. Accounts Department:</text:span></text:h>
      <text:list text:style-name="L16">
        <text:list-item>
          <text:p text:style-name="P30"><text:span text:style-name="Strong_20_Emphasis">Number of Devices</text:span>: 59</text:p>
        </text:list-item>
        <text:list-item>
          <text:p text:style-name="P30"><text:span text:style-name="Strong_20_Emphasis">Required IP Addresses</text:span>: At least 59.</text:p>
        </text:list-item>
        <text:list-item>
          <text:p text:style-name="P29">The closest subnet size that accommodates 59 devices is <text:span text:style-name="Strong_20_Emphasis">/25</text:span>, which provides <text:span text:style-name="Strong_20_Emphasis">126 usable IPs</text:span>.</text:p>
        </text:list-item>
      </text:list>
      <text:p text:style-name="Text_20_body"><text:span text:style-name="Strong_20_Emphasis">Subnet Calculation</text:span>:</text:p>
      <text:list text:style-name="L17">
        <text:list-item>
          <text:p text:style-name="P32"><text:span text:style-name="Strong_20_Emphasis">Subnet Mask</text:span>: <text:span text:style-name="Strong_20_Emphasis">/25</text:span> = <text:span text:style-name="Strong_20_Emphasis">255.255.255.128</text:span></text:p>
        </text:list-item>
        <text:list-item>
          <text:p text:style-name="P32"><text:span text:style-name="Strong_20_Emphasis">Total IP addresses in /25</text:span>:  total IP addresses232−25=27=128 total IP addresses</text:p>
          <text:list>
            <text:list-item>
              <text:p text:style-name="P32"><text:span text:style-name="Strong_20_Emphasis">2 addresses reserved</text:span> (network and broadcast), so:</text:p>
            </text:list-item>
          </text:list>
          <text:p text:style-name="P32"> usable IP addresses128−2=126 usable IP addresses</text:p>
        </text:list-item>
        <text:list-item>
          <text:p text:style-name="P32"><text:span text:style-name="Strong_20_Emphasis">Subnet Range</text:span>: <text:span text:style-name="Strong_20_Emphasis">192.168.200.0/25</text:span></text:p>
          <text:list>
            <text:list-item>
              <text:p text:style-name="P31"><text:span text:style-name="Strong_20_Emphasis">Usable IP range</text:span>: <text:span text:style-name="Strong_20_Emphasis">192.168.200.1 to 192.168.200.126</text:span></text:p>
            </text:list-item>
          </text:list>
        </text:list-item>
      </text:list>
      <text:h text:style-name="Heading_20_4" text:outline-level="4"><text:soft-page-break/><text:span text:style-name="Strong_20_Emphasis">2. Administrator Department:</text:span></text:h>
      <text:list text:style-name="L18">
        <text:list-item>
          <text:p text:style-name="P34"><text:span text:style-name="Strong_20_Emphasis">Number of Devices</text:span>: 69</text:p>
        </text:list-item>
        <text:list-item>
          <text:p text:style-name="P34"><text:span text:style-name="Strong_20_Emphasis">Required IP Addresses</text:span>: At least 69.</text:p>
        </text:list-item>
        <text:list-item>
          <text:p text:style-name="P33">The closest subnet size that accommodates 69 devices is <text:span text:style-name="Strong_20_Emphasis">/25</text:span>, which provides <text:span text:style-name="Strong_20_Emphasis">126 usable IPs</text:span>.</text:p>
        </text:list-item>
      </text:list>
      <text:p text:style-name="Text_20_body"><text:span text:style-name="Strong_20_Emphasis">Subnet Calculation</text:span>:</text:p>
      <text:list text:style-name="L19">
        <text:list-item>
          <text:p text:style-name="P36"><text:span text:style-name="Strong_20_Emphasis">Subnet Mask</text:span>: <text:span text:style-name="Strong_20_Emphasis">/25</text:span> = <text:span text:style-name="Strong_20_Emphasis">255.255.255.128</text:span></text:p>
        </text:list-item>
        <text:list-item>
          <text:p text:style-name="P36"><text:span text:style-name="Strong_20_Emphasis">Total IP addresses in /25</text:span>:  total IP addresses232−25=27=128 total IP addresses</text:p>
          <text:list>
            <text:list-item>
              <text:p text:style-name="P36"><text:span text:style-name="Strong_20_Emphasis">2 addresses reserved</text:span> (network and broadcast), so:</text:p>
            </text:list-item>
          </text:list>
          <text:p text:style-name="P36"> usable IP addresses128−2=126 usable IP addresses</text:p>
        </text:list-item>
        <text:list-item>
          <text:p text:style-name="P36"><text:span text:style-name="Strong_20_Emphasis">Subnet Range</text:span>: <text:span text:style-name="Strong_20_Emphasis">192.168.200.128/25</text:span></text:p>
          <text:list>
            <text:list-item>
              <text:p text:style-name="P35"><text:span text:style-name="Strong_20_Emphasis">Usable IP range</text:span>: <text:span text:style-name="Strong_20_Emphasis">192.168.200.129 to 192.168.200.254</text:span></text:p>
            </text:list-item>
          </text:list>
        </text:list-item>
      </text:list>
      <text:h text:style-name="Heading_20_4" text:outline-level="4"><text:span text:style-name="Strong_20_Emphasis">3. Marketing Department:</text:span></text:h>
      <text:list text:style-name="L20">
        <text:list-item>
          <text:p text:style-name="P38"><text:span text:style-name="Strong_20_Emphasis">Number of Devices</text:span>: 119</text:p>
        </text:list-item>
        <text:list-item>
          <text:p text:style-name="P38"><text:span text:style-name="Strong_20_Emphasis">Required IP Addresses</text:span>: At least 119.</text:p>
        </text:list-item>
        <text:list-item>
          <text:p text:style-name="P37">The closest subnet size that accommodates 119 devices is <text:span text:style-name="Strong_20_Emphasis">/25</text:span>, which provides <text:span text:style-name="Strong_20_Emphasis">126 usable IPs</text:span>.</text:p>
        </text:list-item>
      </text:list>
      <text:p text:style-name="Text_20_body"><text:span text:style-name="Strong_20_Emphasis">Subnet Calculation</text:span>:</text:p>
      <text:list text:style-name="L21">
        <text:list-item>
          <text:p text:style-name="P40"><text:span text:style-name="Strong_20_Emphasis">Subnet Mask</text:span>: <text:span text:style-name="Strong_20_Emphasis">/25</text:span> = <text:span text:style-name="Strong_20_Emphasis">255.255.255.128</text:span></text:p>
        </text:list-item>
        <text:list-item>
          <text:p text:style-name="P40"><text:span text:style-name="Strong_20_Emphasis">Total IP addresses in /25</text:span>:  total IP addresses232−25=27=128 total IP addresses</text:p>
          <text:list>
            <text:list-item>
              <text:p text:style-name="P40"><text:span text:style-name="Strong_20_Emphasis">2 addresses reserved</text:span> (network and broadcast), so:</text:p>
            </text:list-item>
          </text:list>
          <text:p text:style-name="P40"> usable IP addresses128−2=126 usable IP addresses</text:p>
        </text:list-item>
        <text:list-item>
          <text:p text:style-name="P40"><text:span text:style-name="Strong_20_Emphasis">Subnet Range</text:span>: <text:span text:style-name="Strong_20_Emphasis">192.168.201.0/25</text:span></text:p>
          <text:list>
            <text:list-item>
              <text:p text:style-name="P39"><text:span text:style-name="Strong_20_Emphasis">Usable IP range</text:span>: <text:span text:style-name="Strong_20_Emphasis">192.168.201.1 to 192.168.201.126</text:span></text:p>
            </text:list-item>
          </text:list>
        </text:list-item>
      </text:list>
      <text:h text:style-name="Heading_20_4" text:outline-level="4"><text:span text:style-name="Strong_20_Emphasis">4. Sales Department:</text:span></text:h>
      <text:list text:style-name="L22">
        <text:list-item>
          <text:p text:style-name="P42"><text:span text:style-name="Strong_20_Emphasis">Number of Devices</text:span>: 249</text:p>
        </text:list-item>
        <text:list-item>
          <text:p text:style-name="P42"><text:span text:style-name="Strong_20_Emphasis">Required IP Addresses</text:span>: At least 249.</text:p>
        </text:list-item>
        <text:list-item>
          <text:p text:style-name="P41">The closest subnet size that accommodates 249 devices is <text:span text:style-name="Strong_20_Emphasis">/24</text:span>, which provides <text:span text:style-name="Strong_20_Emphasis">256 usable IPs</text:span>.</text:p>
        </text:list-item>
      </text:list>
      <text:p text:style-name="Text_20_body"><text:span text:style-name="Strong_20_Emphasis">Subnet Calculation</text:span>:</text:p>
      <text:list text:style-name="L23">
        <text:list-item>
          <text:p text:style-name="P44"><text:span text:style-name="Strong_20_Emphasis">Subnet Mask</text:span>: <text:span text:style-name="Strong_20_Emphasis">/24</text:span> = <text:span text:style-name="Strong_20_Emphasis">255.255.255.0</text:span></text:p>
        </text:list-item>
        <text:list-item>
          <text:p text:style-name="P44"><text:span text:style-name="Strong_20_Emphasis">Total IP addresses in /24</text:span>:  total IP addresses232−24=28=256 total IP addresses</text:p>
          <text:list>
            <text:list-item>
              <text:p text:style-name="P44"><text:span text:style-name="Strong_20_Emphasis">2 addresses reserved</text:span> (network and broadcast), so:</text:p>
            </text:list-item>
          </text:list>
          <text:p text:style-name="P44"> usable IP addresses256−2=254 usable IP addresses</text:p>
        </text:list-item>
        <text:list-item>
          <text:p text:style-name="P44"><text:span text:style-name="Strong_20_Emphasis">Subnet Range</text:span>: <text:span text:style-name="Strong_20_Emphasis">192.168.201.128/24</text:span></text:p>
          <text:list>
            <text:list-item>
              <text:p text:style-name="P43"><text:span text:style-name="Strong_20_Emphasis">Usable IP range</text:span>: <text:span text:style-name="Strong_20_Emphasis">192.168.201.129 to 192.168.202.254</text:span></text:p>
            </text:list-item>
          </text:list>
        </text:list-item>
      </text:list>
      <text:p text:style-name="Text_20_body">---</text:p>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2.47mm" fo:margin-bottom="2.12m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2.12mm" fo:margin-bottom="2.12m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7T15:11:04.614574210</meta:creation-date>
    <dc:date>2024-10-17T16:09:22.798998684</dc:date>
    <meta:editing-duration>PT58M19S</meta:editing-duration>
    <meta:editing-cycles>1</meta:editing-cycles>
    <meta:document-statistic meta:table-count="1" meta:image-count="0" meta:object-count="0" meta:page-count="9" meta:paragraph-count="245" meta:word-count="2489" meta:character-count="16476" meta:non-whitespace-character-count="14377"/>
    <meta:generator>LibreOffice/7.4.7.2$Linux_X86_64 LibreOffice_project/40$Build-2</meta:generator>
  </office:meta>
</office:document-meta>
</file>